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, 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style style:name="P2" style:family="paragraph" style:parent-style-name="Standard">
      <style:text-properties officeooo:rsid="001d7fea" officeooo:paragraph-rsid="001d7fea"/>
    </style:style>
    <style:style style:name="P3" style:family="paragraph" style:parent-style-name="Standard">
      <style:text-properties officeooo:rsid="001edc60" officeooo:paragraph-rsid="001edc60"/>
    </style:style>
    <style:style style:name="P4" style:family="paragraph" style:parent-style-name="Standard">
      <style:text-properties officeooo:rsid="001ff899" officeooo:paragraph-rsid="001ff899"/>
    </style:style>
    <style:style style:name="P5" style:family="paragraph" style:parent-style-name="Standard">
      <style:text-properties officeooo:rsid="0020ac04" officeooo:paragraph-rsid="0020ac04"/>
    </style:style>
    <style:style style:name="P6" style:family="paragraph" style:parent-style-name="Preformatted_20_Text">
      <style:paragraph-properties fo:margin-top="0in" fo:margin-bottom="0in" style:contextual-spacing="false" fo:line-height="125%" fo:orphans="2" fo:widows="2" fo:padding="0in" fo:border="none"/>
      <style:text-properties fo:font-variant="normal" fo:text-transform="none" fo:color="#e6e1dc" loext:opacity="100%" style:font-name="Ubuntu Mono" fo:font-size="9.75pt" fo:letter-spacing="normal" fo:font-style="normal" fo:font-weight="normal" fo:background-color="#333333" loext:padding="0in" loext:border="none"/>
    </style:style>
    <style:style style:name="P7" style:family="paragraph" style:parent-style-name="Preformatted_20_Text">
      <style:text-properties fo:font-variant="normal" fo:text-transform="none" fo:color="#e6e1dc" loext:opacity="100%" style:font-name="Courier New" fo:font-size="10pt" fo:letter-spacing="normal" fo:font-weight="bold" officeooo:rsid="00273fa4" officeooo:paragraph-rsid="00273fa4" fo:background-color="#333333" style:font-size-asian="10pt" style:font-weight-asian="bold" style:font-size-complex="10pt" style:font-weight-complex="bold" loext:padding="0in" loext:border="none"/>
    </style:style>
    <style:style style:name="P8" style:family="paragraph" style:parent-style-name="Preformatted_20_Text">
      <style:text-properties fo:font-variant="normal" fo:text-transform="none" fo:color="#ffffff" loext:opacity="100%" style:font-name="Ubuntu Mono" fo:font-size="11pt" fo:letter-spacing="normal" fo:font-style="normal" fo:font-weight="normal" officeooo:paragraph-rsid="00273fa4" fo:background-color="#111111" style:font-size-asian="11pt" style:font-size-complex="11pt" loext:padding="0in" loext:border="none"/>
    </style:style>
    <style:style style:name="P9" style:family="paragraph" style:parent-style-name="Preformatted_20_Text">
      <style:paragraph-properties fo:margin-top="0in" fo:margin-bottom="0in" style:contextual-spacing="false" fo:line-height="125%" fo:orphans="2" fo:widows="2" fo:padding="0in" fo:border="none"/>
      <style:text-properties fo:font-variant="normal" fo:text-transform="none" fo:color="#ffffff" loext:opacity="100%" style:font-name="Ubuntu Mono" fo:font-size="11pt" fo:letter-spacing="normal" fo:font-style="normal" fo:font-weight="normal" fo:background-color="#111111" style:font-size-asian="11pt" style:font-size-complex="11pt" loext:padding="0in" loext:border="none"/>
    </style:style>
    <style:style style:name="P10" style:family="paragraph" style:parent-style-name="Standard">
      <style:text-properties officeooo:rsid="001edc60" officeooo:paragraph-rsid="001edc60"/>
    </style:style>
    <style:style style:name="P11" style:family="paragraph" style:parent-style-name="Standard">
      <style:text-properties officeooo:rsid="002529c2" officeooo:paragraph-rsid="002529c2"/>
    </style:style>
    <style:style style:name="P12" style:family="paragraph" style:parent-style-name="Standard">
      <style:text-properties officeooo:rsid="001d7fea" officeooo:paragraph-rsid="001d7fea"/>
    </style:style>
    <style:style style:name="P13" style:family="paragraph" style:parent-style-name="Standard">
      <style:text-properties officeooo:rsid="001d7fea" officeooo:paragraph-rsid="002529c2"/>
    </style:style>
    <style:style style:name="P14" style:family="paragraph" style:parent-style-name="Standard">
      <style:text-properties officeooo:rsid="001ff899" officeooo:paragraph-rsid="001ff899"/>
    </style:style>
    <style:style style:name="P15" style:family="paragraph" style:parent-style-name="Standard">
      <style:text-properties officeooo:rsid="0025ee28" officeooo:paragraph-rsid="0025ee28"/>
    </style:style>
    <style:style style:name="P16" style:family="paragraph" style:parent-style-name="Standard">
      <style:text-properties officeooo:rsid="00269730" officeooo:paragraph-rsid="00269730"/>
    </style:style>
    <style:style style:name="P17" style:family="paragraph" style:parent-style-name="Standard">
      <style:text-properties officeooo:rsid="00273fa4" officeooo:paragraph-rsid="00273fa4"/>
    </style:style>
    <style:style style:name="P18" style:family="paragraph" style:parent-style-name="Standard">
      <style:text-properties style:font-name="Courier New" fo:font-weight="bold" officeooo:rsid="00273fa4" officeooo:paragraph-rsid="00273fa4" style:font-weight-asian="bold" style:font-weight-complex="bold"/>
    </style:style>
    <style:style style:name="P19" style:family="paragraph" style:parent-style-name="Standard">
      <style:text-properties style:font-name="Courier New" fo:font-size="10pt" fo:font-weight="bold" officeooo:rsid="00273fa4" officeooo:paragraph-rsid="00273fa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 New" fo:font-size="10pt" fo:font-weight="bold" officeooo:rsid="00273fa4" officeooo:paragraph-rsid="002a10d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break-before="page"/>
      <style:text-properties style:font-name="Courier New" fo:font-size="10pt" fo:font-weight="bold" officeooo:rsid="002a10d2" officeooo:paragraph-rsid="002a10d2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ourier New" fo:font-size="10pt" fo:font-weight="bold" officeooo:rsid="002a10d2" officeooo:paragraph-rsid="002a10d2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ourier New" fo:font-size="10pt" fo:font-weight="bold" officeooo:rsid="00273fa4" officeooo:paragraph-rsid="00273fa4" fo:background-color="#333333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ourier New" fo:font-size="10pt" fo:font-weight="bold" officeooo:rsid="002a10d2" officeooo:paragraph-rsid="002a10d2" fo:background-color="#333333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e6e1dc" loext:opacity="100%" style:font-name="Ubuntu Mono" fo:font-size="9.75pt" fo:letter-spacing="normal" fo:font-style="normal" fo:font-weight="normal" officeooo:paragraph-rsid="00273fa4" fo:background-color="#333333" loext:padding="0in" loext:border="none"/>
    </style:style>
    <style:style style:name="P26" style:family="paragraph" style:parent-style-name="Standard">
      <style:text-properties fo:font-variant="normal" fo:text-transform="none" fo:color="#ffffff" loext:opacity="100%" style:font-name="Ubuntu Mono" fo:font-size="11pt" fo:letter-spacing="normal" fo:font-style="normal" fo:font-weight="normal" officeooo:paragraph-rsid="00273fa4" fo:background-color="#111111" style:font-size-asian="11pt" style:font-size-complex="11pt" loext:padding="0in" loext:border="none"/>
    </style:style>
    <style:style style:name="P27" style:family="paragraph" style:parent-style-name="Table_20_Contents">
      <style:text-properties fo:color="#c9211e" loext:opacity="100%" officeooo:rsid="0025ee28" officeooo:paragraph-rsid="0025ee28"/>
    </style:style>
    <style:style style:name="P28" style:family="paragraph" style:parent-style-name="Table_20_Contents">
      <style:text-properties fo:color="#158466" loext:opacity="100%" officeooo:rsid="0025ee28" officeooo:paragraph-rsid="0025ee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35b52"/>
    </style:style>
    <style:style style:name="T3" style:family="text">
      <style:text-properties officeooo:rsid="002529c2"/>
    </style:style>
    <style:style style:name="T4" style:family="text">
      <style:text-properties officeooo:rsid="0025ee28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officeooo:rsid="00299d15"/>
    </style:style>
    <style:style style:name="T7" style:family="text">
      <style:text-properties style:font-name="Ubuntu Mono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epare your metadata spreadsheet ahead of time, before you collect any data. (You can always add columns for unexpected variables later)</text:p>
      <text:p text:style-name="P16"/>
      <text:p text:style-name="P3">Don't have more than one table in an Excel spreadsheet</text:p>
      <text:p text:style-name="P3"/>
      <text:p text:style-name="P3">Don't use multiple Excel tabs!</text:p>
      <text:p text:style-name="P3"/>
      <text:p text:style-name="P11">Each experimental unit (e.g., a sequencing library) gets a unique identifier and ONE single row in your spreadsheet.</text:p>
      <text:p text:style-name="P2"/>
      <text:p text:style-name="P11">Each variable (e.g., fwd_primer, amplicon_region, nanodrop_ul, latitude, longitude, etc) gets ONE single column. No sharing columns between 2-3 variables (e.g., “SSU_richness” is actually 2 variables: “amplicon_region” and “richness”).</text:p>
      <text:p text:style-name="P11"/>
      <text:p text:style-name="P11"/>
      <text:p text:style-name="P15">This is not grea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library_id</text:p>
          </table:table-cell>
          <table:table-cell table:style-name="Table1.A1" office:value-type="string">
            <text:p text:style-name="P27">SSU_richness</text:p>
          </table:table-cell>
          <table:table-cell table:style-name="Table1.C1" office:value-type="string">
            <text:p text:style-name="P27">ITS_richness</text:p>
          </table:table-cell>
        </table:table-row>
        <table:table-row>
          <table:table-cell table:style-name="Table1.A2" office:value-type="string">
            <text:p text:style-name="P27">001-1-1</text:p>
          </table:table-cell>
          <table:table-cell table:style-name="Table1.A2" office:value-type="string">
            <text:p text:style-name="P27">45</text:p>
          </table:table-cell>
          <table:table-cell table:style-name="Table1.C2" office:value-type="string">
            <text:p text:style-name="P27">21</text:p>
          </table:table-cell>
        </table:table-row>
        <table:table-row>
          <table:table-cell table:style-name="Table1.A2" office:value-type="string">
            <text:p text:style-name="P27">001-1-2</text:p>
          </table:table-cell>
          <table:table-cell table:style-name="Table1.A2" office:value-type="string">
            <text:p text:style-name="P27">32</text:p>
          </table:table-cell>
          <table:table-cell table:style-name="Table1.C2" office:value-type="string">
            <text:p text:style-name="P27">66</text:p>
          </table:table-cell>
        </table:table-row>
      </table:table>
      <text:p text:style-name="P15">Problems:</text:p>
      <text:p text:style-name="P15">- 4 sequencing libraries (exp. units) are represented by 2 rows (not unique identifiers)</text:p>
      <text:p text:style-name="P15">- Columns 2 and 3 are hiding multiple variables</text:p>
      <text:p text:style-name="P15"/>
      <text:p text:style-name="P15">This is the way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library_id</text:p>
          </table:table-cell>
          <table:table-cell table:style-name="Table2.A1" office:value-type="string">
            <text:p text:style-name="P28">amplicon_region</text:p>
          </table:table-cell>
          <table:table-cell table:style-name="Table2.C1" office:value-type="string">
            <text:p text:style-name="P28">richness</text:p>
          </table:table-cell>
        </table:table-row>
        <table:table-row>
          <table:table-cell table:style-name="Table2.A2" office:value-type="string">
            <text:p text:style-name="P28">001-1-1_SSU</text:p>
          </table:table-cell>
          <table:table-cell table:style-name="Table2.A2" office:value-type="string">
            <text:p text:style-name="P28">SSU</text:p>
          </table:table-cell>
          <table:table-cell table:style-name="Table2.C2" office:value-type="string">
            <text:p text:style-name="P28">45</text:p>
          </table:table-cell>
        </table:table-row>
        <table:table-row>
          <table:table-cell table:style-name="Table2.A2" office:value-type="string">
            <text:p text:style-name="P28">001-1-1_ITS</text:p>
          </table:table-cell>
          <table:table-cell table:style-name="Table2.A2" office:value-type="string">
            <text:p text:style-name="P28">ITS</text:p>
          </table:table-cell>
          <table:table-cell table:style-name="Table2.C2" office:value-type="string">
            <text:p text:style-name="P28">21</text:p>
          </table:table-cell>
        </table:table-row>
        <table:table-row>
          <table:table-cell table:style-name="Table2.A2" office:value-type="string">
            <text:p text:style-name="P28">001-1-2_SSU</text:p>
          </table:table-cell>
          <table:table-cell table:style-name="Table2.A2" office:value-type="string">
            <text:p text:style-name="P28">SSU</text:p>
          </table:table-cell>
          <table:table-cell table:style-name="Table2.C2" office:value-type="string">
            <text:p text:style-name="P28">32</text:p>
          </table:table-cell>
        </table:table-row>
        <table:table-row>
          <table:table-cell table:style-name="Table2.A2" office:value-type="string">
            <text:p text:style-name="P28">001-1-2_ITS</text:p>
          </table:table-cell>
          <table:table-cell table:style-name="Table2.A2" office:value-type="string">
            <text:p text:style-name="P28">ITS</text:p>
          </table:table-cell>
          <table:table-cell table:style-name="Table2.C2" office:value-type="string">
            <text:p text:style-name="P28">66</text:p>
          </table:table-cell>
        </table:table-row>
      </table:table>
      <text:p text:style-name="P15">- unique ids for each library</text:p>
      <text:p text:style-name="P15">- each variable gets its own column</text:p>
      <text:p text:style-name="P15"/>
      <text:p text:style-name="P15">Tidy data is “looong”</text:p>
      <text:p text:style-name="P13"/>
      <text:p text:style-name="P2">If you are entering dates in Excel, you <text:span text:style-name="T2">are</text:span> sabotaging yourself</text:p>
      <text:p text:style-name="P4"><text:tab/>- If you must, use "text format" as YYYY-MM-DD</text:p>
      <text:p text:style-name="P4"><text:tab/>- Better yet, separate column for YYYY, MM, and DD</text:p>
      <text:p text:style-name="P4"><text:tab/>- <text:span text:style-name="T3">Dates are really 3 different variables anyway ;)</text:span></text:p>
      <text:p text:style-name="P2"/>
      <text:p text:style-name="P2">Only ONE value per cell</text:p>
      <text:p text:style-name="P2"/>
      <text:p text:style-name="P3">NEVER merge cells!</text:p>
      <text:p text:style-name="P3"/>
      <text:p text:style-name="P4"><text:soft-page-break/>Don't include summaries or figures in your raw data file</text:p>
      <text:p text:style-name="P2"/>
      <text:p text:style-name="P2">Every row is an observation, every column is a SINGLE variable</text:p>
      <text:p text:style-name="P2"/>
      <text:p text:style-name="P2">Highlighting cells to show information is horrible</text:p>
      <text:p text:style-name="P2"/>
      <text:p text:style-name="P3">Name variables and values CONSISTENTLY (Same spelling and capitalization)</text:p>
      <text:p text:style-name="P3"><text:tab/>- Better yet, use <text:span text:style-name="T1">data validation feature</text:span></text:p>
      <text:p text:style-name="P3"><text:tab/>- <text:span text:style-name="T4">Because you can’t trust yourself to never make a mistake</text:span></text:p>
      <text:p text:style-name="P4"><text:tab/>- Avoid spaces and special characters <text:span text:style-name="T3">( “_” and “-” are fine )</text:span></text:p>
      <text:p text:style-name="P3"/>
      <text:p text:style-name="P3">Missing values? <text:span text:style-name="T3">Just leave them blank!</text:span></text:p>
      <text:p text:style-name="P3"/>
      <text:p text:style-name="P5">Good data is rectangular. If yours isn't, there's probably a big problem.</text:p>
      <text:p text:style-name="P5"/>
      <text:p text:style-name="P5">Save the final data as a plain text file (csv, or tsv)</text:p>
      <text:p text:style-name="P2"/>
      <text:p text:style-name="P5">Consider making a data dictionary for each project that explains variables, etc.</text:p>
      <text:p text:style-name="P5"><text:tab/>- This should be rectangular and saved as plain text too!</text:p>
      <text:p text:style-name="P5"/>
      <text:p text:style-name="P5">Create a README.txt file for each project that explains what files are, how study was conducted, and anything else a stranger might need to know 3 years from now in order to analyze your data</text:p>
      <text:p text:style-name="P5"/>
      <text:p text:style-name="P17">A good file name:</text:p>
      <text:p text:style-name="P17">- is lowercase</text:p>
      <text:p text:style-name="P17">- contains information</text:p>
      <text:p text:style-name="P17">- uses separators</text:p>
      <text:p text:style-name="P17">- uses different separators for different types of info</text:p>
      <text:p text:style-name="P17">- is machine readable</text:p>
      <text:p text:style-name="P17"/>
      <text:p text:style-name="P17"><text:span text:style-name="T6">Dangerous (but acceptable if you have a really good data sheet and never use this name again)</text:span>:</text:p>
      <text:p text:style-name="P17">0001.fastq.gz</text:p>
      <text:p text:style-name="P17"/>
      <text:p text:style-name="P17">Totally fine:</text:p>
      <text:p text:style-name="P17">001-1-21_ITS_R1.fastq.gz</text:p>
      <text:p text:style-name="P17"/>
      <text:p text:style-name="P17">Better <text:span text:style-name="T6">(overkill?)</text:span>:</text:p>
      <text:p text:style-name="P17">run-1_sample-001_pos-1_yr-2021_<text:span text:style-name="T6">type-dust_amp-its</text:span>_R1.fastq.gz</text:p>
      <text:p text:style-name="P17"/>
      <text:p text:style-name="P17">...yes that’s a long filename, but it’s full of data that anyone (including code) can easily read</text:p>
      <text:p text:style-name="P19"/>
      <text:p text:style-name="P19"/>
      <text:p text:style-name="P19"/>
      <text:p text:style-name="P19"/>
      <text:p text:style-name="P19"/>
      <text:p text:style-name="P21"># Benefits of going overkill in file names…..</text:p>
      <text:p text:style-name="P22"/>
      <text:p text:style-name="P19"/>
      <text:p text:style-name="P19">library(tidyverse)</text:p>
      <text:p text:style-name="P19">x &lt;- c("run-1_sample-001_pos-1_yr-2021_amp-ITS_R1.fastq.gz",</text:p>
      <text:p text:style-name="P19"><text:s text:c="7"/>"run-1_sample-001_pos-1_yr-2022_amp-ITS_R1.fastq.gz",</text:p>
      <text:p text:style-name="P19"><text:s text:c="7"/>"run-2_sample-032_pos-3_yr-2021_amp-ITS_R2.fastq.gz",</text:p>
      <text:p text:style-name="P19"><text:s text:c="7"/>"run-2_sample-032_pos-3_yr-2021_amp-SSU_R1.fastq.gz")</text:p>
      <text:p text:style-name="P19"/>
      <text:p text:style-name="P19">y &lt;- x %&gt;% str_split("_")</text:p>
      <text:p text:style-name="P19"/>
      <text:p text:style-name="P19">z &lt;- y %&gt;% as.data.frame() %&gt;% t() %&gt;% as.data.frame()</text:p>
      <text:p text:style-name="P19"/>
      <text:p text:style-name="P19">x2 &lt;- y %&gt;% map(function(x){str_split(x,'-')})</text:p>
      <text:p text:style-name="P19"/>
      <text:p text:style-name="P19">names(z) &lt;- x2[[1]] %&gt;% map_chr(1)</text:p>
      <text:p text:style-name="P19"/>
      <text:p text:style-name="P19">names(z)[length(names(z))] &lt;- "read"</text:p>
      <text:p text:style-name="P19"/>
      <text:p text:style-name="P19">row.names(z) &lt;- NULL</text:p>
      <text:p text:style-name="P19"/>
      <text:p text:style-name="P19">z %&gt;% </text:p>
      <text:p text:style-name="P19"><text:s text:c="2"/>mutate(across(everything(),</text:p>
      <text:p text:style-name="P19"><text:s text:c="16"/>function(x){str_remove(x,"run-|sample-|pos-|yr-|amp-")}),</text:p>
      <text:p text:style-name="P19"><text:s text:c="9"/>filename=x,</text:p>
      <text:p text:style-name="P19"><text:s text:c="9"/>read=case_when(grepl(read,pattern="^R1") ~ "fwd",</text:p>
      <text:p text:style-name="P19"><text:s text:c="24"/>grepl(read,pattern="^R2") ~ "rev"))</text:p>
      <text:p text:style-name="P19"/>
      <text:p text:style-name="P19"/>
      <text:p text:style-name="P25"/>
      <text:p text:style-name="P8"><text:bookmark text:name="rstudio_console_output"/><text:s text:c="2"/>run sample pos <text:s text:c="2"/>yr amp read <text:s text:c="42"/>filename</text:p>
      <text:p text:style-name="P9">1 <text:s text:c="2"/>1 <text:s text:c="3"/>001 <text:s text:c="2"/>1 2021 ITS <text:s/>fwd run-1_sample-001_pos-1_yr-2021_amp-ITS_R1.fastq.gz</text:p>
      <text:p text:style-name="P9">2 <text:s text:c="2"/>1 <text:s text:c="3"/>001 <text:s text:c="2"/>1 2022 ITS <text:s/>fwd run-1_sample-001_pos-1_yr-2022_amp-ITS_R1.fastq.gz</text:p>
      <text:p text:style-name="P9">3 <text:s text:c="2"/>2 <text:s text:c="3"/>032 <text:s text:c="2"/>3 2021 ITS <text:s/>rev run-2_sample-032_pos-3_yr-2021_amp-ITS_R2.fastq.gz</text:p>
      <text:p text:style-name="P9">4 <text:s text:c="2"/>2 <text:s text:c="3"/>032 <text:s text:c="2"/>3 2021 SSU <text:s/>fwd run-2_sample-032_pos-3_yr-2021_amp-SSU_R1.fastq.gz</text:p>
      <text:p text:style-name="P26"/>
      <text:p text:style-name="P23"/>
      <text:p text:style-name="P24">Even if you just have the file names, you can build a decent metadata she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dc60" officeooo:paragraph-rsid="001edc6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cel Advice: Ignore at your own peri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8T07:37:25.628270204</meta:creation-date>
    <dc:date>2024-07-19T12:38:34.093648486</dc:date>
    <meta:editing-duration>PT29M34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3" meta:paragraph-count="94" meta:word-count="542" meta:character-count="3888" meta:non-whitespace-character-count="3273"/>
  </office:meta>
</office:document-meta>
</file>